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200000519829E8CCE97FF964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272in" draw:z-index="0"><draw:image xlink:href="Pictures/10000001000006B200000519829E8CCE97FF96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14:27.143000000</dc:date>
    <meta:editing-duration>PT4M49S</meta:editing-duration>
    <meta:editing-cycles>7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